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Courier sans" svg:font-family="'Courier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6.902cm" table:align="center" style:writing-mode="lr-tb"/>
    </style:style>
    <style:style style:name="Tabla3.A" style:family="table-column">
      <style:table-column-properties style:column-width="1.623cm"/>
    </style:style>
    <style:style style:name="Tabla3.B" style:family="table-column">
      <style:table-column-properties style:column-width="0.894cm"/>
    </style:style>
    <style:style style:name="Tabla3.C" style:family="table-column">
      <style:table-column-properties style:column-width="0.893cm"/>
    </style:style>
    <style:style style:name="Tabla3.E" style:family="table-column">
      <style:table-column-properties style:column-width="1.3cm"/>
    </style:style>
    <style:style style:name="Tabla3.F" style:family="table-column">
      <style:table-column-properties style:column-width="1.29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123cm" fo:border-left="none" fo:border-right="none" fo:border-top="none" fo:border-bottom="0.05pt solid #000000" style:writing-mode="lr-tb"/>
    </style:style>
    <style:style style:name="Tabla3.B1" style:family="table-cell">
      <style:table-cell-properties style:vertical-align="top" fo:padding="0.123cm" fo:border-left="0.05pt solid #000000" fo:border-right="0.05pt solid #000000" fo:border-top="none" fo:border-bottom="0.05pt solid #000000" style:writing-mode="lr-tb"/>
    </style:style>
    <style:style style:name="Tabla3.A2" style:family="table-cell">
      <style:table-cell-properties style:vertical-align="top" fo:padding="0.123cm" fo:border="none" style:writing-mode="lr-tb"/>
    </style:style>
    <style:style style:name="Tabla3.B2" style:family="table-cell">
      <style:table-cell-properties style:vertical-align="top" fo:padding="0.123cm" fo:border-left="0.05pt solid #000000" fo:border-right="0.05pt solid #000000" fo:border-top="none" fo:border-bottom="none" style:writing-mode="lr-tb"/>
    </style:style>
    <style:style style:name="Tabla1" style:family="table">
      <style:table-properties style:width="6.909cm" fo:margin-left="5.299cm" table:align="left" style:writing-mode="lr-tb"/>
    </style:style>
    <style:style style:name="Tabla1.A" style:family="table-column">
      <style:table-column-properties style:column-width="1.623cm"/>
    </style:style>
    <style:style style:name="Tabla1.B" style:family="table-column">
      <style:table-column-properties style:column-width="1.081cm"/>
    </style:style>
    <style:style style:name="Tabla1.C" style:family="table-column">
      <style:table-column-properties style:column-width="0.898cm"/>
    </style:style>
    <style:style style:name="Tabla1.D" style:family="table-column">
      <style:table-column-properties style:column-width="1.10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123cm" fo:border-left="none" fo:border-right="none" fo:border-top="none" fo:border-bottom="0.05pt solid #000000" style:writing-mode="lr-tb"/>
    </style:style>
    <style:style style:name="Tabla1.B1" style:family="table-cell">
      <style:table-cell-properties style:vertical-align="middle" fo:background-color="transparent" fo:padding="0.123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D1" style:family="table-cell">
      <style:table-cell-properties style:vertical-align="middle" fo:padding="0.123cm" fo:border-left="0.05pt solid #000000" fo:border-right="0.05pt solid #000000" fo:border-top="none" fo:border-bottom="0.05pt solid #000000" style:writing-mode="lr-tb"/>
    </style:style>
    <style:style style:name="Tabla1.E1" style:family="table-cell">
      <style:table-cell-properties style:vertical-align="middle" fo:padding="0.123cm" fo:border-left="0.05pt solid #000000" fo:border-right="0.05pt solid #000000" fo:border-top="none" fo:border-bottom="0.05pt solid #000000" style:writing-mode="lr-tb"/>
    </style:style>
    <style:style style:name="Tabla1.A2" style:family="table-cell">
      <style:table-cell-properties style:vertical-align="middle" fo:padding="0.123cm" fo:border="none" style:writing-mode="lr-tb"/>
    </style:style>
    <style:style style:name="Tabla1.B2" style:family="table-cell">
      <style:table-cell-properties style:vertical-align="middle" fo:padding="0.123cm" fo:border-left="0.05pt solid #000000" fo:border-right="0.05pt solid #000000" fo:border-top="none" fo:border-bottom="none" style:writing-mode="lr-tb"/>
    </style:style>
    <style:style style:name="Tabla1.C2" style:family="table-cell">
      <style:table-cell-properties style:vertical-align="middle" fo:padding="0.123cm" fo:border="none" style:writing-mode="lr-tb"/>
    </style:style>
    <style:style style:name="Tabla1.D2" style:family="table-cell">
      <style:table-cell-properties style:vertical-align="middle" fo:padding="0.123cm" fo:border-left="0.05pt solid #000000" fo:border-right="0.05pt solid #000000" fo:border-top="none" fo:border-bottom="none" style:writing-mode="lr-tb"/>
    </style:style>
    <style:style style:name="Tabla1.E2" style:family="table-cell">
      <style:table-cell-properties style:vertical-align="middle" fo:padding="0.123cm" fo:border-left="0.05pt solid #000000" fo:border-right="0.05pt solid #000000" fo:border-top="none" fo:border-bottom="none" style:writing-mode="lr-tb"/>
    </style:style>
    <style:style style:name="Tabla1.F2" style:family="table-cell">
      <style:table-cell-properties style:vertical-align="middle" fo:padding="0.123cm" fo:border="none" style:writing-mode="lr-tb"/>
    </style:style>
    <style:style style:name="Tabla4" style:family="table">
      <style:table-properties style:width="6.909cm" fo:margin-left="5.299cm" table:align="left" style:writing-mode="lr-tb"/>
    </style:style>
    <style:style style:name="Tabla4.A" style:family="table-column">
      <style:table-column-properties style:column-width="1.623cm"/>
    </style:style>
    <style:style style:name="Tabla4.B" style:family="table-column">
      <style:table-column-properties style:column-width="1.081cm"/>
    </style:style>
    <style:style style:name="Tabla4.C" style:family="table-column">
      <style:table-column-properties style:column-width="0.898cm"/>
    </style:style>
    <style:style style:name="Tabla4.D" style:family="table-column">
      <style:table-column-properties style:column-width="1.10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="0.123cm" fo:border-left="none" fo:border-right="none" fo:border-top="none" fo:border-bottom="0.05pt solid #000000" style:writing-mode="lr-tb"/>
    </style:style>
    <style:style style:name="Tabla4.B1" style:family="table-cell">
      <style:table-cell-properties style:vertical-align="middle" fo:background-color="transparent" fo:padding="0.123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D1" style:family="table-cell">
      <style:table-cell-properties style:vertical-align="middle" fo:padding="0.123cm" fo:border-left="0.05pt solid #000000" fo:border-right="0.05pt solid #000000" fo:border-top="none" fo:border-bottom="0.05pt solid #000000" style:writing-mode="lr-tb"/>
    </style:style>
    <style:style style:name="Tabla4.E1" style:family="table-cell">
      <style:table-cell-properties style:vertical-align="middle" fo:padding="0.123cm" fo:border-left="0.05pt solid #000000" fo:border-right="0.05pt solid #000000" fo:border-top="none" fo:border-bottom="0.05pt solid #000000" style:writing-mode="lr-tb"/>
    </style:style>
    <style:style style:name="Tabla4.A2" style:family="table-cell">
      <style:table-cell-properties style:vertical-align="middle" fo:padding="0.123cm" fo:border="none" style:writing-mode="lr-tb"/>
    </style:style>
    <style:style style:name="Tabla4.B2" style:family="table-cell">
      <style:table-cell-properties style:vertical-align="middle" fo:padding="0.123cm" fo:border-left="0.05pt solid #000000" fo:border-right="0.05pt solid #000000" fo:border-top="none" fo:border-bottom="none" style:writing-mode="lr-tb"/>
    </style:style>
    <style:style style:name="Tabla4.C2" style:family="table-cell">
      <style:table-cell-properties style:vertical-align="middle" fo:padding="0.123cm" fo:border="none" style:writing-mode="lr-tb"/>
    </style:style>
    <style:style style:name="Tabla4.D2" style:family="table-cell">
      <style:table-cell-properties style:vertical-align="middle" fo:padding="0.123cm" fo:border-left="0.05pt solid #000000" fo:border-right="0.05pt solid #000000" fo:border-top="none" fo:border-bottom="none" style:writing-mode="lr-tb"/>
    </style:style>
    <style:style style:name="Tabla4.E2" style:family="table-cell">
      <style:table-cell-properties style:vertical-align="middle" fo:padding="0.123cm" fo:border-left="0.05pt solid #000000" fo:border-right="0.05pt solid #000000" fo:border-top="none" fo:border-bottom="none" style:writing-mode="lr-tb"/>
    </style:style>
    <style:style style:name="Tabla4.F2" style:family="table-cell">
      <style:table-cell-properties style:vertical-align="middle" fo:padding="0.123cm" fo:border="none" style:writing-mode="lr-tb"/>
    </style:style>
    <style:style style:name="Tabla2" style:family="table">
      <style:table-properties style:width="17.5cm" table:align="margins" style:writing-mode="lr-tb"/>
    </style:style>
    <style:style style:name="Tabla2.A" style:family="table-column">
      <style:table-column-properties style:column-width="5.833cm" style:rel-column-width="21845*"/>
    </style:style>
    <style:style style:name="Tabla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A6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2.B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officeooo:paragraph-rsid="001842d3"/>
    </style:style>
    <style:style style:name="P2" style:family="paragraph" style:parent-style-name="Standard">
      <style:text-properties officeooo:rsid="001842d3" officeooo:paragraph-rsid="001842d3"/>
    </style:style>
    <style:style style:name="P3" style:family="paragraph" style:parent-style-name="Standard">
      <style:text-properties officeooo:rsid="0018e3d4" officeooo:paragraph-rsid="0018e3d4"/>
    </style:style>
    <style:style style:name="P4" style:family="paragraph" style:parent-style-name="Standard">
      <style:text-properties officeooo:rsid="001950e3" officeooo:paragraph-rsid="001950e3"/>
    </style:style>
    <style:style style:name="P5" style:family="paragraph" style:parent-style-name="Standard">
      <style:paragraph-properties fo:text-align="center" style:justify-single-word="false"/>
      <style:text-properties officeooo:rsid="001950e3" officeooo:paragraph-rsid="001950e3"/>
    </style:style>
    <style:style style:name="P6" style:family="paragraph" style:parent-style-name="Standard">
      <style:text-properties officeooo:rsid="001aab7f" officeooo:paragraph-rsid="001aab7f"/>
    </style:style>
    <style:style style:name="P7" style:family="paragraph" style:parent-style-name="Standard">
      <style:paragraph-properties fo:text-align="start" style:justify-single-word="false"/>
      <style:text-properties officeooo:rsid="002411c2" officeooo:paragraph-rsid="002411c2"/>
    </style:style>
    <style:style style:name="P8" style:family="paragraph" style:parent-style-name="Standard">
      <style:text-properties officeooo:rsid="0012f8a4" officeooo:paragraph-rsid="0012f8a4"/>
    </style:style>
    <style:style style:name="P9" style:family="paragraph" style:parent-style-name="Standard">
      <style:text-properties officeooo:rsid="0012f8a4" officeooo:paragraph-rsid="0037d664"/>
    </style:style>
    <style:style style:name="P10" style:family="paragraph" style:parent-style-name="Standard">
      <style:text-properties officeooo:rsid="0015e2d0" officeooo:paragraph-rsid="0015e2d0"/>
    </style:style>
    <style:style style:name="P11" style:family="paragraph" style:parent-style-name="Standard">
      <style:text-properties officeooo:rsid="0035a5f4" officeooo:paragraph-rsid="0035a5f4"/>
    </style:style>
    <style:style style:name="P12" style:family="paragraph" style:parent-style-name="Standard">
      <style:text-properties style:font-name="Times New Roman" fo:font-size="10pt" officeooo:rsid="001ebdfe" officeooo:paragraph-rsid="001aab7f" style:font-size-asian="8.75pt" style:font-size-complex="10pt"/>
    </style:style>
    <style:style style:name="P13" style:family="paragraph" style:parent-style-name="Standard">
      <style:text-properties style:font-name="Times New Roman" fo:font-size="10pt" officeooo:rsid="0037d664" officeooo:paragraph-rsid="0037d664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officeooo:rsid="0046881b" officeooo:paragraph-rsid="0046881b"/>
    </style:style>
    <style:style style:name="P15" style:family="paragraph" style:parent-style-name="Text_20__28_user_29_">
      <style:paragraph-properties fo:margin-left="0cm" fo:margin-right="0cm" fo:text-align="center" style:justify-single-word="false" fo:text-indent="0cm" style:auto-text-indent="false"/>
      <style:text-properties fo:font-size="8pt" officeooo:rsid="0015e2d0" officeooo:paragraph-rsid="0015e2d0" style:font-size-asian="8pt" style:font-size-complex="8pt"/>
    </style:style>
    <style:style style:name="P16" style:family="paragraph" style:parent-style-name="Text_20__28_user_29_">
      <style:paragraph-properties fo:margin-left="0cm" fo:margin-right="0cm" fo:text-align="center" style:justify-single-word="false" fo:text-indent="0cm" style:auto-text-indent="false"/>
      <style:text-properties fo:font-size="8pt" officeooo:rsid="0015e2d0" officeooo:paragraph-rsid="0037d664" style:font-size-asian="8pt" style:font-size-complex="8pt"/>
    </style:style>
    <style:style style:name="P17" style:family="paragraph" style:parent-style-name="Text_20__28_user_29_">
      <style:paragraph-properties fo:margin-left="0cm" fo:margin-right="0cm" fo:text-align="center" style:justify-single-word="false" fo:text-indent="0cm" style:auto-text-indent="false"/>
      <style:text-properties fo:font-size="8pt" officeooo:rsid="001ebdfe" officeooo:paragraph-rsid="0037d664" style:font-size-asian="8pt" style:font-size-complex="8pt"/>
    </style:style>
    <style:style style:name="P18" style:family="paragraph" style:parent-style-name="Text_20__28_user_29_">
      <style:paragraph-properties fo:margin-left="0cm" fo:margin-right="0cm" fo:text-align="center" style:justify-single-word="false" fo:text-indent="0cm" style:auto-text-indent="false"/>
      <style:text-properties fo:font-size="8pt" officeooo:rsid="00200fa1" officeooo:paragraph-rsid="0037d664" style:font-size-asian="8pt" style:font-size-complex="8pt"/>
    </style:style>
    <style:style style:name="P19" style:family="paragraph" style:parent-style-name="Text_20__28_user_29_">
      <style:paragraph-properties fo:margin-left="0cm" fo:margin-right="0cm" fo:text-align="center" style:justify-single-word="false" fo:text-indent="0cm" style:auto-text-indent="false"/>
      <style:text-properties fo:font-size="8pt" officeooo:rsid="0037e9e3" officeooo:paragraph-rsid="0037e9e3" style:font-size-asian="8pt" style:font-size-complex="8pt"/>
    </style:style>
    <style:style style:name="P20" style:family="paragraph" style:parent-style-name="Text_20__28_user_29_">
      <style:paragraph-properties fo:margin-left="0cm" fo:margin-right="0cm" fo:text-align="center" style:justify-single-word="false" fo:text-indent="0cm" style:auto-text-indent="false"/>
      <style:text-properties fo:font-size="8pt" officeooo:rsid="00393549" officeooo:paragraph-rsid="00393549" style:font-size-asian="8pt" style:font-size-complex="8pt"/>
    </style:style>
    <style:style style:name="P21" style:family="paragraph" style:parent-style-name="Estilo_20_Figure_20_Caption_20__2b__20_Centrado">
      <style:text-properties officeooo:rsid="0012f8a4" officeooo:paragraph-rsid="0016ce97"/>
    </style:style>
    <style:style style:name="P22" style:family="paragraph" style:parent-style-name="Estilo_20_Figure_20_Caption_20__2b__20_Centrado">
      <style:text-properties style:font-name="Times New Roman" fo:font-size="10pt" officeooo:rsid="0012f8a4" officeooo:paragraph-rsid="0037d664" style:font-size-asian="8.75pt" style:font-size-complex="10pt"/>
    </style:style>
    <style:style style:name="P23" style:family="paragraph" style:parent-style-name="Estilo_20_Figure_20_Caption_20__2b__20_Centrado">
      <style:text-properties style:font-name="Times New Roman" fo:font-size="8pt" officeooo:rsid="0012f8a4" officeooo:paragraph-rsid="0037d664" style:font-size-asian="8pt" style:font-size-complex="8pt"/>
    </style:style>
    <style:style style:name="P24" style:family="paragraph" style:parent-style-name="Estilo_20_Figure_20_Caption_20__2b__20_Centrado">
      <style:paragraph-properties fo:text-align="center" style:justify-single-word="false"/>
      <style:text-properties style:font-name="Times New Roman" fo:font-size="8pt" officeooo:rsid="0012f8a4" officeooo:paragraph-rsid="00454c04" style:font-size-asian="8pt" style:font-size-complex="8pt"/>
    </style:style>
    <style:style style:name="P25" style:family="paragraph" style:parent-style-name="Authors">
      <style:paragraph-properties fo:margin-top="0cm" fo:margin-bottom="0.564cm" loext:contextual-spacing="false" fo:text-align="center" style:justify-single-word="false"/>
    </style:style>
    <style:style style:name="P26" style:family="paragraph" style:parent-style-name="Estilo_20_Text_20__2b__20_Izquierda_20_Primera_20_línea_3a__20__20_0_20_cm">
      <style:paragraph-properties fo:text-align="center" style:justify-single-word="false"/>
      <style:text-properties fo:font-size="8pt" officeooo:rsid="0015e2d0" officeooo:paragraph-rsid="0015e2d0" style:font-size-asian="8pt" style:font-size-complex="8pt"/>
    </style:style>
    <style:style style:name="P27" style:family="paragraph" style:parent-style-name="Estilo_20_Text_20__2b__20_Izquierda_20_Primera_20_línea_3a__20__20_0_20_cm">
      <style:paragraph-properties fo:text-align="center" style:justify-single-word="false"/>
      <style:text-properties fo:font-size="8pt" officeooo:rsid="0015e2d0" officeooo:paragraph-rsid="0037d664" style:font-size-asian="8pt" style:font-size-complex="8pt"/>
    </style:style>
    <style:style style:name="P28" style:family="paragraph" style:parent-style-name="Heading">
      <style:text-properties fo:language="es" fo:country="ES" officeooo:rsid="0012f8a4"/>
    </style:style>
    <style:style style:name="P29" style:family="paragraph" style:parent-style-name="Abstract">
      <style:text-properties fo:language="es" fo:country="ES" officeooo:rsid="0012f8a4" officeooo:paragraph-rsid="0012f8a4"/>
    </style:style>
    <style:style style:name="P30" style:family="paragraph" style:parent-style-name="Reference_20_Head">
      <style:text-properties officeooo:paragraph-rsid="00317ff6"/>
    </style:style>
    <style:style style:name="P3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2f8a4" officeooo:paragraph-rsid="0012f8a4"/>
    </style:style>
    <style:style style:name="P3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5e2d0" officeooo:paragraph-rsid="0015e2d0"/>
    </style:style>
    <style:style style:name="P33" style:family="paragraph" style:parent-style-name="Table_20_Contents">
      <style:paragraph-properties fo:text-align="center" style:justify-single-word="false"/>
      <style:text-properties officeooo:rsid="00415570" officeooo:paragraph-rsid="00415570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Standard" style:master-page-name="Standard">
      <style:paragraph-properties style:page-number="auto"/>
      <style:text-properties fo:font-size="5pt" fo:language="es" fo:country="ES" style:font-size-asian="5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pt" fo:font-weight="normal" officeooo:rsid="0036e102" officeooo:paragraph-rsid="0036e102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pt" fo:font-weight="normal" officeooo:rsid="00441848" officeooo:paragraph-rsid="00441848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pt" fo:font-weight="normal" officeooo:rsid="004a3e86" officeooo:paragraph-rsid="004a3e86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pt" fo:font-weight="normal" officeooo:rsid="004c252a" officeooo:paragraph-rsid="004c252a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pt" officeooo:rsid="002c6625" officeooo:paragraph-rsid="004c252a" style:font-size-asian="8.75pt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pt" officeooo:rsid="002c6625" officeooo:paragraph-rsid="002c6625" style:font-size-asian="8.75pt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style:font-name="Times New Roman" fo:font-size="10pt" fo:font-weight="normal" officeooo:rsid="0036e102" officeooo:paragraph-rsid="0036e102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style:font-name="Times New Roman" fo:font-size="10pt" fo:font-weight="normal" officeooo:rsid="00441848" officeooo:paragraph-rsid="00441848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style:font-name="Times New Roman" fo:font-size="10pt" fo:font-weight="normal" officeooo:rsid="004a3e86" officeooo:paragraph-rsid="004a3e86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rsid="002411c2" officeooo:paragraph-rsid="00489e4e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0pt" officeooo:rsid="002c3763" officeooo:paragraph-rsid="002411c2" style:font-size-asian="8.75pt" style:font-size-complex="10pt"/>
    </style:style>
    <style:style style:name="P47" style:family="paragraph" style:parent-style-name="Standard">
      <style:text-properties style:font-name="Times New Roman" fo:font-size="10pt" officeooo:rsid="001ebdfe" officeooo:paragraph-rsid="001ebdfe" style:font-size-asian="8.75pt" style:font-size-complex="10pt"/>
    </style:style>
    <style:style style:name="P48" style:family="paragraph" style:parent-style-name="Heading_20_1">
      <style:text-properties officeooo:rsid="0012f8a4" officeooo:paragraph-rsid="0012f8a4"/>
    </style:style>
    <style:style style:name="P49" style:family="paragraph" style:parent-style-name="Heading_20_1">
      <style:text-properties officeooo:rsid="0012f8a4" officeooo:paragraph-rsid="001842d3"/>
    </style:style>
    <style:style style:name="P50" style:family="paragraph" style:parent-style-name="Heading_20_1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6pt solid #000000" style:join-border="false"/>
      <style:text-properties style:font-name="Times New Roman" fo:font-size="10pt" fo:font-weight="normal" officeooo:rsid="0036e102" officeooo:paragraph-rsid="0036e102" style:font-size-asian="8.75pt" style:font-weight-asian="normal" style:font-size-complex="10pt" style:font-weight-complex="normal"/>
    </style:style>
    <style:style style:name="P51" style:family="paragraph" style:parent-style-name="Reference">
      <style:text-properties officeooo:rsid="002f7f33" officeooo:paragraph-rsid="002f7f33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2f8a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officeooo:rsid="004a3e86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c44e3" style:font-style-asian="italic" style:font-weight-asian="normal" style:font-style-complex="italic" style:font-weight-complex="normal"/>
    </style:style>
    <style:style style:name="T6" style:family="text">
      <style:text-properties officeooo:rsid="0015e2d0"/>
    </style:style>
    <style:style style:name="T7" style:family="text">
      <style:text-properties officeooo:rsid="0016ce97"/>
    </style:style>
    <style:style style:name="T8" style:family="text">
      <style:text-properties officeooo:rsid="002a1469"/>
    </style:style>
    <style:style style:name="T9" style:family="text">
      <style:text-properties officeooo:rsid="0035a5f4"/>
    </style:style>
    <style:style style:name="T10" style:family="text">
      <style:text-properties officeooo:rsid="003640a1"/>
    </style:style>
    <style:style style:name="T11" style:family="text">
      <style:text-properties officeooo:rsid="0037d664"/>
    </style:style>
    <style:style style:name="T12" style:family="text">
      <style:text-properties officeooo:rsid="0037e9e3"/>
    </style:style>
    <style:style style:name="T13" style:family="text">
      <style:text-properties officeooo:rsid="003fe14a"/>
    </style:style>
    <style:style style:name="T14" style:family="text">
      <style:text-properties officeooo:rsid="00415570"/>
    </style:style>
    <style:style style:name="T15" style:family="text">
      <style:text-properties officeooo:rsid="00454c0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officeooo:rsid="004a3e8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c252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c44e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cd5f0" style:font-style-asian="normal" style:font-weight-asian="normal" style:font-style-complex="normal" style:font-weight-complex="normal"/>
    </style:style>
    <style:style style:name="T21" style:family="text">
      <style:text-properties officeooo:rsid="004c252a"/>
    </style:style>
    <style:style style:name="T2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Frame">
      <style:graphic-properties fo:margin-left="0.33cm" fo:margin-right="0.33cm" fo:margin-top="0.33cm" fo:margin-bottom="0.33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35"><draw:frame draw:style-name="fr2" draw:name="Marco1" text:anchor-type="char" svg:x="0.249cm" svg:y="0.228cm" svg:width="16cm" svg:height="1.879cm" draw:z-index="3"><draw:text-box><text:p text:style-name="P28">Trabajo Práctico Nº6</text:p></draw:text-box></draw:frame><draw:frame draw:style-name="fr2" draw:name="Marco2" text:anchor-type="char" svg:x="0.249cm" svg:y="2.383cm" svg:width="16cm" svg:height="1.251cm" draw:z-index="4"><draw:text-box><text:p text:style-name="P25"><text:span text:style-name="T2">Darién Julián Ramírez</text:span><text:span text:style-name="T1"><text:line-break/></text:span><text:span text:style-name="MemberType"><text:span text:style-name="T2">Universidad Nacional del Litoral. ianshalaga@gmail.com</text:span></text:span></text:p></draw:text-box></draw:frame></text:p>
      </text:section>
      <text:section text:style-name="Sect2" text:name="Sección2">
        <text:p text:style-name="P29">A continuación se muestran las resoluciones de los ejercicios 9 y 10 de la guía de trabajos prácticos número 6.<text:bookmark-start text:name="PointTmp"/></text:p>
        <text:list xml:id="list5897390609479495790" text:style-name="WW8Num1">
          <text:list-item>
            <text:h text:style-name="P48" text:outline-level="1"><text:bookmark-end text:name="PointTmp"/><text:bookmark-start text:name="__DdeLink__531_1503045976"/>Ejercicio 9<text:bookmark-end text:name="__DdeLink__531_1503045976"/></text:h>
          </text:list-item>
        </text:list>
        <text:p text:style-name="P8">Realice el ejercicio 20 de la sección 4.1, página 178, del libro de Burden y Faires 7ma Edición.</text:p>
        <text:p text:style-name="P31"/>
        <text:p text:style-name="P8">20. En un circuito con un voltaje impreso <draw:frame draw:style-name="fr3" draw:name="Objeto5" text:anchor-type="as-char" svg:y="-0.386cm" svg:width="0.889cm" svg:height="0.506cm" draw:z-index="5"><draw:object xlink:href="./Object 5" xlink:type="simple" xlink:show="embed" xlink:actuate="onLoad"/><draw:image xlink:href="./ObjectReplacements/Object 5" xlink:type="simple" xlink:show="embed" xlink:actuate="onLoad"/></draw:frame>y una inductancia <draw:frame draw:style-name="fr3" draw:name="Objeto6" text:anchor-type="as-char" svg:y="-0.383cm" svg:width="0.623cm" svg:height="0.474cm" draw:z-index="6"><draw:object xlink:href="./Object 6" xlink:type="simple" xlink:show="embed" xlink:actuate="onLoad"/><draw:image xlink:href="./ObjectReplacements/Object 6" xlink:type="simple" xlink:show="embed" xlink:actuate="onLoad"/></draw:frame>primera ley de Kirchhooff nos da la siguiente relación <draw:frame draw:style-name="fr3" draw:name="Objeto7" text:anchor-type="as-char" svg:y="-0.623cm" svg:width="2.849cm" svg:height="1.012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donde <draw:frame draw:style-name="fr3" draw:name="Objeto8" text:anchor-type="as-char" svg:y="-0.383cm" svg:width="0.499cm" svg:height="0.474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text:span text:style-name="T6">es la resistencia del circuito e </text:span><text:span text:style-name="T6"><draw:frame draw:style-name="fr3" draw:name="Objeto9" text:anchor-type="as-char" svg:y="-0.383cm" svg:width="0.326cm" svg:height="0.474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6">es la corriente. Suponga que medimos la corriente con varios valores de </text:span><text:span text:style-name="T6"><draw:frame draw:style-name="fr3" draw:name="Objeto10" text:anchor-type="as-char" svg:y="-0.383cm" svg:width="0.351cm" svg:height="0.474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6">y obtenemos:</text:span></text:p>
        <text:p text:style-name="P8"><text:bookmark-start text:name="__DdeLink__451_955927239"/>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B"/>
          <table:table-column table:style-name="Tabla3.E"/>
          <table:table-column table:style-name="Tabla3.F"/>
          <table:table-row table:style-name="Tabla3.1">
            <table:table-cell table:style-name="Tabla3.A1" office:value-type="string">
              <text:p text:style-name="P26">t</text:p>
            </table:table-cell>
            <table:table-cell table:style-name="Tabla3.B1" office:value-type="string">
              <text:p text:style-name="P15">1.00</text:p>
            </table:table-cell>
            <table:table-cell table:style-name="Tabla3.A1" office:value-type="string">
              <text:p text:style-name="P15">1.01</text:p>
            </table:table-cell>
            <table:table-cell table:style-name="Tabla3.B1" office:value-type="string">
              <text:p text:style-name="P15">1.02</text:p>
            </table:table-cell>
            <table:table-cell table:style-name="Tabla3.B1" office:value-type="string">
              <text:p text:style-name="P15">1.03</text:p>
            </table:table-cell>
            <table:table-cell table:style-name="Tabla3.A1" office:value-type="string">
              <text:p text:style-name="P15">1.04</text:p>
            </table:table-cell>
          </table:table-row>
          <table:table-row table:style-name="Tabla3.1">
            <table:table-cell table:style-name="Tabla3.A2" office:value-type="string">
              <text:p text:style-name="P15">i</text:p>
            </table:table-cell>
            <table:table-cell table:style-name="Tabla3.B2" office:value-type="string">
              <text:p text:style-name="P15">3.10</text:p>
            </table:table-cell>
            <table:table-cell table:style-name="Tabla3.A2" office:value-type="string">
              <text:p text:style-name="P15">3.12</text:p>
            </table:table-cell>
            <table:table-cell table:style-name="Tabla3.B2" office:value-type="string">
              <text:p text:style-name="P15">3.14</text:p>
            </table:table-cell>
            <table:table-cell table:style-name="Tabla3.B2" office:value-type="string">
              <text:p text:style-name="P15">3.18</text:p>
            </table:table-cell>
            <table:table-cell table:style-name="Tabla3.A2" office:value-type="string">
              <text:p text:style-name="P15">3.24</text:p>
            </table:table-cell>
          </table:table-row>
        </table:table>
        <text:p text:style-name="P21"/>
        <text:p text:style-name="P21"><text:bookmark-start text:name="__DdeLink__448_955927239"/><text:span text:style-name="T7">Tabla</text:span> <text:span text:style-name="T7">1</text:span>: <text:span text:style-name="T7">Mediciones de corriente en distintos valores de tiempo.</text:span><text:bookmark-end text:name="__DdeLink__448_955927239"/><text:bookmark-end text:name="__DdeLink__451_955927239"/></text:p>
        <text:p text:style-name="P21"/>
        <text:p text:style-name="P32">Donde<draw:frame draw:style-name="fr3" draw:name="Objeto11" text:anchor-type="as-char" svg:y="-0.383cm" svg:width="0.351cm" svg:height="0.474cm" draw:z-index="11"><draw:object xlink:href="./Object 11" xlink:type="simple" xlink:show="embed" xlink:actuate="onLoad"/><draw:image xlink:href="./ObjectReplacements/Object 11" xlink:type="simple" xlink:show="embed" xlink:actuate="onLoad"/><svg:desc>fórmula</svg:desc></draw:frame>se mide en segundos,<draw:frame draw:style-name="fr3" draw:name="Objeto12" text:anchor-type="as-char" svg:y="-0.383cm" svg:width="0.326cm" svg:height="0.474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se da en amperes, la inductancia<draw:frame draw:style-name="fr3" draw:name="Objeto13" text:anchor-type="as-char" svg:y="-0.383cm" svg:width="0.464cm" svg:height="0.474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text:span text:style-name="T7">es una constante de 0.98 [Henries] y la resistencia es de 0.142 [Ohms]. Aproxime el voltaje</text:span><text:span text:style-name="T7"><draw:frame draw:style-name="fr3" draw:name="Objeto14" text:anchor-type="as-char" svg:y="-0.386cm" svg:width="0.889cm" svg:height="0.506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7">en los valores de tiempo de la Tabla 1.</text:span></text:p>
        <text:p text:style-name="P10"/>
        <text:p text:style-name="P6">Para determinar la derivada de la intensidad <text:span text:style-name="T9">de corriente</text:span> con respecto al tiempo se utilizarán fórmulas <text:span text:style-name="T9">de diferenciación </text:span>de <text:span text:style-name="T9">dos y tres</text:span> puntos, <text:span text:style-name="T9">y así asegurar que se tengan los mismos órdenes de error para todos los puntos.</text:span></text:p>
        <text:p text:style-name="P11">Entonces se utilizarán fórmulas de dos puntos progresivas para los valores de t: 1.00, 1.01, 1.02 y 1.03; y una fórmula de dos puntos regresiva para t = 1.04.</text:p>
        <text:p text:style-name="P6"><text:span text:style-name="T9">Por otro lado,</text:span> se utilizará una fórmula de tres puntos progresiva para t = 1.00, una fórmula de tres puntos centrada para t = 1.01, 1.02 <text:span text:style-name="T10">y</text:span> 1.03, y finalmente una fórmula de tres puntos regresiva para t = 1.04.</text:p>
        <text:p text:style-name="P12"/>
        <text:p text:style-name="P13">Se obtienen <text:span text:style-name="T12">así los siguientes resultados</text:span>:</text:p>
        <text:p text:style-name="P9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3"/>
          <table:table-row table:style-name="Tabla1.1">
            <table:table-cell table:style-name="Tabla1.A1" office:value-type="string">
              <text:p text:style-name="P27"><draw:frame draw:style-name="fr3" draw:name="Objeto1" text:anchor-type="as-char" svg:y="-0.623cm" svg:width="0.651cm" svg:height="1.004cm" draw:z-index="19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la1.B1" office:value-type="string">
              <text:p text:style-name="P17">2</text:p>
            </table:table-cell>
            <table:table-cell table:style-name="Tabla1.A1" office:value-type="string">
              <text:p text:style-name="P17">2</text:p>
            </table:table-cell>
            <table:table-cell table:style-name="Tabla1.D1" office:value-type="string">
              <text:p text:style-name="P19">4</text:p>
            </table:table-cell>
            <table:table-cell table:style-name="Tabla1.E1" office:value-type="string">
              <text:p text:style-name="P19">6</text:p>
            </table:table-cell>
            <table:table-cell table:style-name="Tabla1.A1" office:value-type="string">
              <text:p text:style-name="P19">6</text:p>
            </table:table-cell>
          </table:table-row>
          <table:table-row table:style-name="Tabla1.1">
            <table:table-cell table:style-name="Tabla1.A2" office:value-type="string">
              <text:p text:style-name="P16"><draw:frame draw:style-name="fr3" draw:name="Objeto2" text:anchor-type="as-char" svg:y="-0.386cm" svg:width="0.889cm" svg:height="0.506cm" draw:z-index="2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la1.B2" office:value-type="string">
              <text:p text:style-name="P18">2.4002</text:p>
            </table:table-cell>
            <table:table-cell table:style-name="Tabla1.C2" office:value-type="string">
              <text:p text:style-name="P18">2.403</text:p>
            </table:table-cell>
            <table:table-cell table:style-name="Tabla1.D2" office:value-type="string">
              <text:p text:style-name="P20">4.3659</text:p>
            </table:table-cell>
            <table:table-cell table:style-name="Tabla1.E2" office:value-type="string">
              <text:p text:style-name="P20">6.3316</text:p>
            </table:table-cell>
            <table:table-cell table:style-name="Tabla1.F2" office:value-type="string">
              <text:p text:style-name="P20">6.3401</text:p>
            </table:table-cell>
          </table:table-row>
        </table:table>
        <text:p text:style-name="P23"/>
        <text:p text:style-name="P23"><text:bookmark-start text:name="__DdeLink__454_955927239"/><text:bookmark-start text:name="__DdeLink__458_955927239"/><text:bookmark-start text:name="__DdeLink__448_9559272391"/><text:span text:style-name="T7">Tabla</text:span> <text:span text:style-name="T11">2</text:span>: <text:bookmark-end text:name="__DdeLink__454_955927239"/><text:bookmark-end text:name="__DdeLink__448_9559272391"/><text:span text:style-name="T11">Valores de las derivadas obtenidos con dos puntos y sus respectivos voltajes.</text:span><text:bookmark-end text:name="__DdeLink__458_955927239"/></text:p>
        <text:p text:style-name="P22"/>
        <text:p text:style-name="P22"/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 table:number-columns-repeated="3"/>
          <table:table-row table:style-name="Tabla4.1">
            <table:table-cell table:style-name="Tabla4.A1" office:value-type="string">
              <text:p text:style-name="P27"><draw:frame draw:style-name="fr3" draw:name="Objeto3" text:anchor-type="as-char" svg:y="-0.623cm" svg:width="0.651cm" svg:height="1.004cm" draw:z-index="2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4.B1" office:value-type="string">
              <text:p text:style-name="P17">2</text:p>
            </table:table-cell>
            <table:table-cell table:style-name="Tabla4.A1" office:value-type="string">
              <text:p text:style-name="P17">2</text:p>
            </table:table-cell>
            <table:table-cell table:style-name="Tabla4.D1" office:value-type="string">
              <text:p text:style-name="P17">3</text:p>
            </table:table-cell>
            <table:table-cell table:style-name="Tabla4.E1" office:value-type="string">
              <text:p text:style-name="P17">5</text:p>
            </table:table-cell>
            <table:table-cell table:style-name="Tabla4.A1" office:value-type="string">
              <text:p text:style-name="P17">7</text:p>
            </table:table-cell>
          </table:table-row>
          <table:table-row table:style-name="Tabla4.1">
            <table:table-cell table:style-name="Tabla4.A2" office:value-type="string">
              <text:p text:style-name="P16"><draw:frame draw:style-name="fr3" draw:name="Objeto4" text:anchor-type="as-char" svg:y="-0.386cm" svg:width="0.889cm" svg:height="0.506cm" draw:z-index="22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la4.B2" office:value-type="string">
              <text:p text:style-name="P18">2.4002</text:p>
            </table:table-cell>
            <table:table-cell table:style-name="Tabla4.C2" office:value-type="string">
              <text:p text:style-name="P18">2.403</text:p>
            </table:table-cell>
            <table:table-cell table:style-name="Tabla4.D2" office:value-type="string">
              <text:p text:style-name="P18">3.3859</text:p>
            </table:table-cell>
            <table:table-cell table:style-name="Tabla4.E2" office:value-type="string">
              <text:p text:style-name="P18">5.3516</text:p>
            </table:table-cell>
            <table:table-cell table:style-name="Tabla4.F2" office:value-type="string">
              <text:p text:style-name="P18">7.3201</text:p>
            </table:table-cell>
          </table:table-row>
        </table:table>
        <text:p text:style-name="P23"/>
        <text:p text:style-name="P23"><text:bookmark-start text:name="__DdeLink__448_95592723911"/><text:bookmark-start text:name="__DdeLink__518_955927239"/><text:bookmark-start text:name="__DdeLink__454_9559272391"/><text:span text:style-name="T7">Tabla</text:span> <text:span text:style-name="T11">3</text:span>: <text:bookmark-end text:name="__DdeLink__448_95592723911"/><text:bookmark-end text:name="__DdeLink__454_9559272391"/><text:span text:style-name="T11">Valores de las derivadas obtenidos con tres puntos y sus respectivos voltajes.</text:span><text:bookmark-end text:name="__DdeLink__518_955927239"/></text:p>
        <text:p text:style-name="P47"/>
        <text:list xml:id="list171144488374335" text:continue-numbering="true" text:style-name="WW8Num1">
          <text:list-item>
            <text:h text:style-name="P49" text:outline-level="1"><text:bookmark-start text:name="__DdeLink__442_955927239"/><text:bookmark-start text:name="__DdeLink__440_955927239"/>Ejercicio 10<text:bookmark-end text:name="__DdeLink__442_955927239"/><text:bookmark-end text:name="__DdeLink__440_955927239"/></text:h>
          </text:list-item>
        </text:list>
        <text:p text:style-name="P2">Repita el ejercicio 8 de esta guía pero con la integral del ejercicio 1.<text:span text:style-name="T13">d</text:span>) de la sección 4.7, página 226, del libro de Burden y Faires 7ma Edición y sólo para n=3. Luego, resuelva la integral utilizando la función [s] = simp_comp(f,a,b,M) implementada en el ejercicio 6, utilizando 5 pares de subintervalos. Realice los comentarios pertinentes acerca de la precisión de cada uno de los métodos utilizados.</text:p>
        <text:p text:style-name="P1"/>
        <text:p text:style-name="P3">Ejercicio 8: Aproxime el valor de la siguiente integral usando cuadratura de Gauss con n=2 (número de puntos de integración). Compare este resultado con el valor exacto de la integral y con aquí el obtenido mediante la regla de Newton-Cotes que utiliza igual cantidad de puntos de integración. Repita el ejercicio con n=3.</text:p>
        <text:p text:style-name="P4"><text:soft-page-break/>1. <text:span text:style-name="T13">d</text:span>. Aproxime las siguientes integrales usando cuadratura gaussiana con n = 2 y compare sus resultados con los valores exactos de las integrales.</text:p>
        <text:p text:style-name="P5"><draw:frame draw:style-name="fr3" draw:name="Objeto16" text:anchor-type="as-char" svg:y="-0.743cm" svg:width="2.609cm" svg:height="1.194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<text:p text:style-name="P5"/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P33">n</text:p>
            </table:table-cell>
            <table:table-cell table:style-name="Tabla2.B1" office:value-type="string">
              <text:p text:style-name="P33">Raíces</text:p>
            </table:table-cell>
            <table:table-cell table:style-name="Tabla2.B1" office:value-type="string">
              <text:p text:style-name="P33">Coeficientes</text:p>
            </table:table-cell>
          </table:table-row>
          <table:table-row>
            <table:table-cell table:style-name="Tabla2.A1" office:value-type="string">
              <text:p text:style-name="P33">2</text:p>
            </table:table-cell>
            <table:table-cell table:style-name="Tabla2.B1" office:value-type="string">
              <text:p text:style-name="P33">0.5773502692</text:p>
            </table:table-cell>
            <table:table-cell table:style-name="Tabla2.B1" office:value-type="string">
              <text:p text:style-name="P33">1</text:p>
            </table:table-cell>
          </table:table-row>
          <table:table-row>
            <table:table-cell table:style-name="Tabla2.A1" office:value-type="string">
              <text:p text:style-name="P34"/>
            </table:table-cell>
            <table:table-cell table:style-name="Tabla2.B1" office:value-type="string">
              <text:p text:style-name="P34">-<text:span text:style-name="T14">0.5773502692</text:span></text:p>
            </table:table-cell>
            <table:table-cell table:style-name="Tabla2.B1" office:value-type="string">
              <text:p text:style-name="P33">1</text:p>
            </table:table-cell>
          </table:table-row>
          <table:table-row>
            <table:table-cell table:style-name="Tabla2.A1" office:value-type="string">
              <text:p text:style-name="P33">3</text:p>
            </table:table-cell>
            <table:table-cell table:style-name="Tabla2.B1" office:value-type="string">
              <text:p text:style-name="P33"><text:bookmark-start text:name="__DdeLink__500_955927239"/>0.7745966692<text:bookmark-end text:name="__DdeLink__500_955927239"/></text:p>
            </table:table-cell>
            <table:table-cell table:style-name="Tabla2.B1" office:value-type="string">
              <text:p text:style-name="P33"><text:bookmark-start text:name="__DdeLink__504_955927239"/><text:bookmark-start text:name="__DdeLink__490_955927239"/>0.5555555556<text:bookmark-end text:name="__DdeLink__504_955927239"/><text:bookmark-end text:name="__DdeLink__490_955927239"/></text:p>
            </table:table-cell>
          </table:table-row>
          <table:table-row>
            <table:table-cell table:style-name="Tabla2.A1" office:value-type="string">
              <text:p text:style-name="P34"/>
            </table:table-cell>
            <table:table-cell table:style-name="Tabla2.B1" office:value-type="string">
              <text:p text:style-name="P33">0</text:p>
            </table:table-cell>
            <table:table-cell table:style-name="Tabla2.B1" office:value-type="string">
              <text:p text:style-name="P33"><text:bookmark-start text:name="__DdeLink__506_955927239"/>0.8888888889<text:bookmark-end text:name="__DdeLink__506_955927239"/></text:p>
            </table:table-cell>
          </table:table-row>
          <table:table-row>
            <table:table-cell table:style-name="Tabla2.A6" office:value-type="string">
              <text:p text:style-name="P34"/>
            </table:table-cell>
            <table:table-cell table:style-name="Tabla2.B6" office:value-type="string">
              <text:p text:style-name="P34"><text:bookmark-start text:name="__DdeLink__502_955927239"/>-<text:span text:style-name="T14">0.7745966692</text:span><text:bookmark-end text:name="__DdeLink__502_955927239"/></text:p>
            </table:table-cell>
            <table:table-cell table:style-name="Tabla2.B6" office:value-type="string">
              <text:p text:style-name="P33">0.5555555556</text:p>
            </table:table-cell>
          </table:table-row>
        </table:table>
        <text:p text:style-name="P24"/>
        <text:p text:style-name="P24"><text:bookmark-start text:name="__DdeLink__448_955927239111"/><text:bookmark-start text:name="__DdeLink__454_95592723911"/><text:span text:style-name="T7">Tabla</text:span> <text:span text:style-name="T15">4</text:span>: <text:bookmark-end text:name="__DdeLink__448_955927239111"/><text:bookmark-end text:name="__DdeLink__454_95592723911"/><text:span text:style-name="T15">Raices y coeficientes tabulados para la cuadratura Gaussiana.</text:span></text:p>
        <text:p text:style-name="P5"/>
        <text:p text:style-name="P14">Utilizando los algoritmos <text:span text:style-name="T3">cuad_gauss_tres_puntos</text:span><text:span text:style-name="T16"> y </text:span><text:span text:style-name="T3">fcg</text:span><text:span text:style-name="T16">, se consigue un valor aproximado a la integral de 0.088754.</text:span></text:p>
        <text:p text:style-name="P5"/>
        <text:p text:style-name="P7">Integral exacta:</text:p>
        <text:p text:style-name="P7"/>
        <text:p text:style-name="P7"><draw:frame draw:style-name="fr3" draw:name="Objeto19" text:anchor-type="as-char" svg:y="-0.743cm" svg:width="11.986cm" svg:height="1.194cm" draw:z-index="16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<text:p text:style-name="P7"><draw:frame draw:style-name="fr3" draw:name="Objeto20" text:anchor-type="as-char" svg:y="-0.923cm" svg:width="9.587cm" svg:height="1.723cm" draw:z-index="17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<text:p text:style-name="P7"><draw:frame draw:style-name="fr3" draw:name="Objeto21" text:anchor-type="as-char" svg:y="-0.743cm" svg:width="7.153cm" svg:height="1.194cm" draw:z-index="18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<text:p text:style-name="P45"><draw:frame draw:style-name="fr3" draw:name="Objeto22" text:anchor-type="as-char" svg:y="-0.443cm" svg:width="6.212cm" svg:height="0.563cm" draw:z-index="23"><draw:object xlink:href="./Object 15" xlink:type="simple" xlink:show="embed" xlink:actuate="onLoad"/><draw:image xlink:href="./ObjectReplacements/Object 15" xlink:type="simple" xlink:show="embed" xlink:actuate="onLoad"/><svg:desc>fórmula</svg:desc></draw:frame><text:span text:style-name="T8">Que para el intervalo [0,pi/4] da 0.088755.</text:span></text:p>
        <text:p text:style-name="P46"/>
        <text:p text:style-name="P40"><text:tab/>Utilizando <text:span text:style-name="T21">el algoritmo </text:span><text:span text:style-name="T4">simp_comp</text:span><text:span text:style-name="T17"> </text:span><text:span text:style-name="T19">y </text:span><text:span text:style-name="T5">fsc</text:span><text:span text:style-name="T19"> </text:span><text:span text:style-name="T18">se calcula el valor de la integral </text:span><text:span text:style-name="T20">para la función</text:span><text:span text:style-name="T18"> mediante la regla de Simpson compuesta con M=5. El valor obtenido es 0.088754.</text:span></text:p>
        <text:p text:style-name="P41"/>
        <text:p text:style-name="P39"><text:tab/>Como se puede apreciar, ambos métodos devuelven el mismo resultado obteniendose un error absoluto con respecto al valor de la integral exacta de 1e-6.</text:p>
        <text:list xml:id="list171143562063045" text:continue-numbering="true" text:style-name="WW8Num1">
          <text:list-item>
            <text:h text:style-name="P50" text:outline-level="1">Algoritmos</text:h>
          </text:list-item>
        </text:list>
        <text:p text:style-name="P36">function [df] = dif_prog_reg_dos_puntos(fx,xc,h)</text:p>
        <text:p text:style-name="P36"><text:s text:c="2"/>#Cuando h es positivo es progresiva</text:p>
        <text:p text:style-name="P36"><text:s text:c="2"/>#Cuando h es negativo es regresiva</text:p>
        <text:p text:style-name="P36"><text:s text:c="2"/>df = (feval(fx,xc+h)-feval(fx,xc))/h;</text:p>
        <text:p text:style-name="P42">endfunction</text:p>
        <text:p text:style-name="P36">function [df] = dif_prog_reg_tres_puntos(fx,xc,h)</text:p>
        <text:p text:style-name="P36"><text:s text:c="2"/>#Cuando h es positivo es progresiva</text:p>
        <text:p text:style-name="P36"><text:s text:c="2"/>#Cuando h es negativo es regresiva</text:p>
        <text:p text:style-name="P36"><text:s text:c="2"/>df = (1/(2*h))*(-3*feval(fx,xc)+4*feval(fx,xc+h)-feval(fx,xc+2*h));</text:p>
        <text:p text:style-name="P42">endfunction</text:p>
        <text:p text:style-name="P36">function [df] = dif_cen_tres_puntos(fx,xc,h)</text:p>
        <text:p text:style-name="P36"><text:s text:c="2"/>df = (1/(2*h))*(feval(fx,xc+h)-feval(fx,xc-h));</text:p>
        <text:p text:style-name="P42">endfunction</text:p>
        <text:p text:style-name="P36">function [y] = f(x)</text:p>
        <text:p text:style-name="P36"><text:s text:c="2"/>t = [1.00 1.01 1.02 1.03 1.04];</text:p>
        <text:p text:style-name="P36"><text:s text:c="2"/>i = [3.10 3.12 3.14 3.18 3.24];</text:p>
        <text:p text:style-name="P36"><text:s text:c="2"/>n = length(t);</text:p>
        <text:p text:style-name="P36"><text:s text:c="2"/>for k=1:n</text:p>
        <text:p text:style-name="P36"><text:s text:c="4"/>if (x == t(k))</text:p>
        <text:p text:style-name="P36"><text:s text:c="6"/>y = i(k);</text:p>
        <text:p text:style-name="P36"><text:s text:c="6"/>break;</text:p>
        <text:p text:style-name="P36"><text:s text:c="4"/>endif</text:p>
        <text:p text:style-name="P36"><text:s text:c="2"/>endfor</text:p>
        <text:p text:style-name="P42"><text:soft-page-break/>endfunction</text:p>
        <text:p text:style-name="P37">function [cg3] = cuad_gauss_tres_puntos(a,b,f)</text:p>
        <text:p text:style-name="P37"><text:s text:c="2"/>t1 = 0.7745966692;</text:p>
        <text:p text:style-name="P37"><text:s text:c="2"/>t2 = 0;</text:p>
        <text:p text:style-name="P37"><text:s text:c="2"/>t3 = -0.7745966692;</text:p>
        <text:p text:style-name="P37"><text:s text:c="2"/>c1 = 0.5555555556;</text:p>
        <text:p text:style-name="P37"><text:s text:c="2"/>c2 = 0.8888888889;</text:p>
        <text:p text:style-name="P37"><text:s text:c="2"/>c3 = 0.5555555556;</text:p>
        <text:p text:style-name="P37"><text:s text:c="2"/>cg3 = ((b-a)/2)*(c1*feval(f,t1)+c2*feval(f,t2)+c3*feval(f,t3));</text:p>
        <text:p text:style-name="P43">endfunction</text:p>
        <text:p text:style-name="P37">function [fcg] = fcg(t)</text:p>
        <text:p text:style-name="P37"><text:s text:c="2"/>a = 0;</text:p>
        <text:p text:style-name="P37"><text:s text:c="2"/>b = pi/4;</text:p>
        <text:p text:style-name="P37"><text:s text:c="2"/>x = ((b+a)+(b-a)*t)/2;</text:p>
        <text:p text:style-name="P37"><text:s text:c="2"/>fcg = (x^2)*sin(x);</text:p>
        <text:p text:style-name="P43">endfunction</text:p>
        <text:p text:style-name="P38">function [s] = simp_comp(f,a,b,M)</text:p>
        <text:p text:style-name="P38"><text:s text:c="2"/>s = 0;</text:p>
        <text:p text:style-name="P38"><text:s text:c="2"/>h = (b-a)/(2*M);</text:p>
        <text:p text:style-name="P38"><text:s text:c="2"/>x = a+h;</text:p>
        <text:p text:style-name="P38"><text:s text:c="2"/>while x&lt;b</text:p>
        <text:p text:style-name="P38"><text:s text:c="4"/>s = s+feval(f,x-h)+4*feval(f,x)+feval(f,x+h);</text:p>
        <text:p text:style-name="P38"><text:s text:c="4"/>x = x+2*h;</text:p>
        <text:p text:style-name="P38"><text:s text:c="2"/>endwhile</text:p>
        <text:p text:style-name="P38"><text:s text:c="2"/>s = h*s/3;</text:p>
        <text:p text:style-name="P44">endfunction</text:p>
        <text:p text:style-name="P38">function [y] = fsc(x)</text:p>
        <text:p text:style-name="P38"><text:s text:c="2"/>y = x^2*sin(x);</text:p>
        <text:p text:style-name="P44">endfunction</text:p>
        <text:p text:style-name="P30">Referencias</text:p>
        <text:list xml:id="list9162007635471529373" text:style-name="WW8Num4">
          <text:list-item>
            <text:p text:style-name="P51">Richard L. Burden &amp; J.Douglas Faires, Análisis Numérico. 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Courier sans" svg:font-family="'Courier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56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0.36cm" style:auto-text-indent="false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A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24pt" fo:language="es" fo:country="MX" style:letter-kerning="true" style:font-size-asian="24pt" style:font-size-complex="2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41cm" loext:contextual-spacing="false" fo:text-align="center" style:justify-single-word="false" fo:keep-with-next="always"/>
      <style:text-properties fo:font-variant="small-caps" fo:language="es" fo:country="ES" style:letter-kerning="tru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212cm" fo:margin-bottom="0.106cm" loext:contextual-spacing="false" fo:keep-with-next="always"/>
      <style:text-properties fo:language="es" fo:country="ES"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.508cm" fo:margin-right="0cm" fo:text-indent="0.36cm" style:auto-text-indent="false"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left="2.032cm" fo:margin-right="0cm" fo:margin-top="0.423cm" fo:margin-bottom="0.106cm" loext:contextual-spacing="false" fo:text-indent="-1.27cm" style:auto-text-indent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3.302cm" fo:margin-right="0cm" fo:margin-top="0.423cm" fo:margin-bottom="0.106cm" loext:contextual-spacing="false" fo:text-indent="-1.27cm" style:auto-text-indent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4.572cm" fo:margin-right="0cm" fo:margin-top="0.423cm" fo:margin-bottom="0.106cm" loext:contextual-spacing="false" fo:text-indent="-1.27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5.842cm" fo:margin-right="0cm" fo:margin-top="0.423cm" fo:margin-bottom="0.106cm" loext:contextual-spacing="false" fo:text-indent="-1.27cm" style:auto-text-indent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7.112cm" fo:margin-right="0cm" fo:margin-top="0.423cm" fo:margin-bottom="0.106cm" loext:contextual-spacing="false" fo:text-indent="-1.27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8.382cm" fo:margin-right="0cm" fo:margin-top="0.423cm" fo:margin-bottom="0.106cm" loext:contextual-spacing="false" fo:text-indent="-1.27cm" style:auto-text-indent="false"/>
      <style:text-properties fo:font-size="8pt" style:font-size-asian="8pt" style:font-size-complex="8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Abstract" style:family="paragraph" style:parent-style-name="Standard" style:next-style-name="Standard">
      <style:paragraph-properties fo:margin-left="0cm" fo:margin-right="0cm" fo:margin-top="0.035cm" fo:margin-bottom="0cm" loext:contextual-spacing="false" fo:text-align="justify" style:justify-single-word="false" fo:text-indent="0.35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cm" fo:margin-bottom="0.564cm" loext:contextual-spacing="false" fo:text-align="center" style:justify-single-word="false"/>
      <style:text-properties fo:font-size="11pt" fo:language="es" fo:country="MX" style:font-size-asian="11pt" style:font-size-complex="11pt"/>
    </style:style>
    <style:style style:name="Footnote" style:family="paragraph" style:parent-style-name="Standard" style:class="extra">
      <style:paragraph-properties fo:margin-left="0cm" fo:margin-right="0cm" fo:text-align="justify" style:justify-single-word="false" fo:text-indent="0.356cm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8Num3">
      <style:paragraph-properties fo:margin-left="0.635cm" fo:margin-right="0cm" fo:text-align="justify" style:justify-single-word="false" fo:text-indent="-0.635cm" style:auto-text-indent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margin-left="0cm" fo:margin-right="0cm" fo:text-align="justify" style:justify-single-word="false" fo:text-indent="0.36cm" style:auto-text-indent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_28_user_29_" style:display-name="Text (user)" style:family="paragraph" style:parent-style-name="Standard">
      <style:paragraph-properties fo:margin-left="0cm" fo:margin-right="0cm" fo:line-height="105%" fo:text-align="center" style:justify-single-word="false" fo:orphans="0" fo:widows="0" fo:text-indent="0.356cm" style:auto-text-indent="false" style:vertical-align="middle"/>
      <style:text-properties fo:language="es" fo:country="ES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fo:language="es" fo:country="ES" style:font-size-asian="8pt" style:font-size-complex="8pt"/>
    </style:style>
    <style:style style:name="Table_20_Title" style:display-name="Table Title" style:family="paragraph" style:parent-style-name="Standard">
      <style:paragraph-properties fo:line-height="150%" fo:text-align="center" style:justify-single-word="false"/>
      <style:text-properties fo:font-variant="small-caps" fo:font-size="8pt" fo:language="es" fo:country="ES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fo:font-size="7pt" style:font-size-asian="7pt"/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4.251cm" style:type="center"/>
          <style:tab-stop style:position="8.5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111cm" fo:margin-right="0cm" fo:text-indent="-1.111cm" style:auto-text-indent="false"/>
      <style:text-properties style:font-size-complex="12pt"/>
    </style:style>
    <style:style style:name="Lista_20_con_20_viñetas_20_5" style:display-name="Lista con viñetas 5" style:family="paragraph" style:parent-style-name="Standard">
      <style:paragraph-properties fo:margin-left="0cm" fo:margin-right="1cm" fo:line-height="200%" fo:text-align="justify" style:justify-single-word="false" fo:text-indent="0.36cm" style:auto-text-indent="false" style:text-autospace="ideograph-alpha"/>
      <style:text-properties fo:font-size="11pt" fo:language="es" fo:country="ES" style:letter-kerning="true" style:font-size-asian="11pt"/>
    </style:style>
    <style:style style:name="Reference" style:family="paragraph" style:parent-style-name="Standard" style:list-style-name="WW8Num4">
      <style:paragraph-properties fo:text-align="justify" style:justify-single-word="false" style:text-autospace="ideograph-alpha"/>
      <style:text-properties fo:font-size="8pt" fo:language="es" fo:country="ES" style:font-size-asian="8pt"/>
    </style:style>
    <style:style style:name="Texto_20_independiente_20_2" style:display-name="Texto independiente 2" style:family="paragraph" style:parent-style-name="Standard">
      <style:paragraph-properties style:text-autospace="ideograph-alpha"/>
      <style:text-properties fo:language="es" fo:country="ES"/>
    </style:style>
    <style:style style:name="Estilo_20_Figure_20_Caption_20__2b__20_Centrado" style:display-name="Estilo Figure Caption + Centrado" style:family="paragraph" style:parent-style-name="Figure_20_Caption">
      <style:paragraph-properties fo:text-align="center" style:justify-single-word="false"/>
      <style:text-properties fo:language="es" fo:country="ES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_2b__20_Primera_20_línea_3a__20__20_0_20_cm" style:display-name="Text + Primera línea:  0 cm" style:family="paragraph" style:parent-style-name="Text_20__28_user_29_">
      <style:paragraph-properties fo:margin-left="0cm" fo:margin-right="0cm" fo:line-height="100%" fo:text-indent="0cm" style:auto-text-indent="false"/>
    </style:style>
    <style:style style:name="Estilo_20_Figure_20_Caption_20__2b__20_Centrado1" style:display-name="Estilo Figure Caption + Centrado1" style:family="paragraph" style:parent-style-name="Figure_20_Caption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Estilo_20_Text_20__2b__20_Izquierda_20_Primera_20_línea_3a__20__20_0_20_cm" style:display-name="Estilo Text + Izquierda Primera línea:  0 cm" style:family="paragraph" style:parent-style-name="Text_20__28_user_29_">
      <style:paragraph-properties fo:margin-left="0cm" fo:margin-right="0cm" fo:line-height="100%" fo:text-align="start" style:justify-single-word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Absatz-Standardschriftart" style:family="text"/>
    <style:style style:name="Fuente_20_de_20_párrafo_20_predeter." style:display-name="Fuente de párrafo predeter." style:family="text"/>
    <style:style style:name="MemberType" style:family="text" style:parent-style-name="Fuente_20_de_20_párrafo_20_predeter.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>
      <style:text-properties style:font-name="Times New Roman" fo:font-family="'Times New Roman'" style:font-family-generic="roman" style:font-pitch="variable" fo:font-size="7pt" style:font-size-asian="7pt" style:font-name-complex="Times New Roman" style:font-family-complex="'Times New Roman'" style:font-family-generic-complex="roman" style:font-pitch-complex="variable"/>
    </style:style>
    <style:style style:name="WW8Dropcap0" style:family="text">
      <style:text-properties fo:font-size="29pt" fo:font-weight="bold" style:font-size-asian="29pt" style:font-weight-asian="bold" style:font-size-complex="28pt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final" style:display-name="WW-Caracteres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outline-level-style>
      <text:outline-level-style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outline-level-style>
      <text:outline-level-style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outline-level-style>
      <text:outline-level-style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outline-level-style>
      <text:outline-level-style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outline-level-style>
      <text:outline-level-style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outline-level-style>
      <text:outline-level-style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I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3" text:style-name="WW8Num1z2" style:num-suffix=")" style:num-format="1">
        <style:list-level-properties text:list-level-position-and-space-mode="label-alignment">
          <style:list-level-label-alignment text:label-followed-by="listtab" text:list-tab-stop-position="0.254cm"/>
        </style:list-level-properties>
      </text:list-level-style-number>
      <text:list-level-style-number text:level="4" text:style-name="WW8Num1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2.032cm"/>
        </style:list-level-properties>
      </text:list-level-style-number>
      <text:list-level-style-number text:level="5" text:style-name="WW8Num1z4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3.302cm"/>
        </style:list-level-properties>
      </text:list-level-style-number>
      <text:list-level-style-number text:level="6" text:style-name="WW8Num1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4.572cm"/>
        </style:list-level-properties>
      </text:list-level-style-number>
      <text:list-level-style-number text:level="7" text:style-name="WW8Num1z6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5.842cm"/>
        </style:list-level-properties>
      </text:list-level-style-number>
      <text:list-level-style-number text:level="8" text:style-name="WW8Num1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1.27cm" fo:margin-left="7.112cm"/>
        </style:list-level-properties>
      </text:list-level-style-number>
      <text:list-level-style-number text:level="9" text:style-name="WW8Num1z8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8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071cm" fo:text-indent="-0.714cm" fo:margin-left="1.0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[" style:num-suffix="]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Marco3" text:anchor-type="char" svg:x="19.02cm" svg:y="0.002cm" svg:width="0.478cm" svg:height="0.369cm" draw:z-index="2"><draw:text-box><text:p text:style-name="Standard"><text:span text:style-name="Page_20_Number"><text:page-number text:select-page="current">1</text:page-number></text:span></text:p></draw:text-box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cciones para el autor: VI Simposio Argentino de Tecnología en Computación </dc:title>
    <dc:subject>IEEE Transactions</dc:subject>
    <meta:initial-creator>-</meta:initial-creator>
    <meta:creation-date>2012-06-25T16:58:00</meta:creation-date>
    <dc:date>2016-06-09T17:11:42.340012068</dc:date>
    <meta:print-date>2004-11-08T05:57:00</meta:print-date>
    <meta:editing-cycles>46</meta:editing-cycles>
    <meta:editing-duration>PT10H7M36S</meta:editing-duration>
    <meta:generator>LibreOffice/5.1.2.2$Linux_X86_64 LibreOffice_project/10m0$Build-2</meta:generator>
    <meta:document-statistic meta:table-count="4" meta:image-count="0" meta:object-count="19" meta:page-count="3" meta:paragraph-count="135" meta:word-count="730" meta:character-count="4585" meta:non-whitespace-character-count="3895"/>
  </office:meta>
</office:document-meta>
</file>

<file path=Object 1/content.xml><?xml version="1.0" encoding="utf-8"?>
<math xmlns="http://www.w3.org/1998/Math/MathML" display="block">
  <semantics>
    <mfrac>
      <mi mathvariant="italic">di</mi>
      <mi mathvariant="italic">dt</mi>
    </mfrac>
    <annotation encoding="StarMath 5.0">{di} over {dt}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i>L</mi>
    <annotation encoding="StarMath 5.0">L</annotation>
  </semantics>
</math>
</file>

<file path=Object 14/content.xml><?xml version="1.0" encoding="utf-8"?>
<math xmlns="http://www.w3.org/1998/Math/MathML" display="block">
  <semantics>
    <mrow>
      <mi mathvariant="normal">ε</mi>
      <mrow>
        <mo fence="true" stretchy="false">(</mo>
        <mrow>
          <mi>t</mi>
        </mrow>
        <mo fence="true" stretchy="false">)</mo>
      </mrow>
    </mrow>
    <annotation encoding="StarMath 5.0">%varepsilon(t)</annotation>
  </semantics>
</math>
</file>

<file path=Object 15/content.xml><?xml version="1.0" encoding="utf-8"?>
<math xmlns="http://www.w3.org/1998/Math/MathML" display="block">
  <semantics>
    <mrow>
      <mrow>
        <mi>I</mi>
        <mo stretchy="false">=</mo>
        <mrow>
          <mo stretchy="false">−</mo>
          <msup>
            <mi>x</mi>
            <mn>2</mn>
          </msup>
        </mrow>
      </mrow>
      <mi>cos</mi>
      <mrow>
        <mrow>
          <mo fence="true" stretchy="false">(</mo>
          <mrow>
            <mi>x</mi>
          </mrow>
          <mo fence="true" stretchy="false">)</mo>
        </mrow>
        <mo stretchy="false">+</mo>
        <mn>2</mn>
      </mrow>
      <mi>x</mi>
      <mi>sin</mi>
      <mrow>
        <mrow>
          <mo fence="true" stretchy="false">(</mo>
          <mrow>
            <mi>x</mi>
          </mrow>
          <mo fence="true" stretchy="false">)</mo>
        </mrow>
        <mo stretchy="false">+</mo>
        <mn>2</mn>
      </mrow>
      <mi>cos</mi>
      <mrow>
        <mo fence="true" stretchy="false">(</mo>
        <mrow>
          <mi>x</mi>
        </mrow>
        <mo fence="true" stretchy="false">)</mo>
      </mrow>
    </mrow>
    <annotation encoding="StarMath 5.0">I=-x^{2}cos(x)+2x sin(x)+2 cos(x)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n>0</mn>
          <mrow>
            <mi mathvariant="normal">π</mi>
            <mo stretchy="false">/</mo>
            <mn>4</mn>
          </mrow>
        </munderover>
        <msup>
          <mi>x</mi>
          <mn>2</mn>
        </msup>
      </mrow>
      <mi>sin</mi>
      <mrow>
        <mo fence="true" stretchy="false">(</mo>
        <mrow>
          <mi>x</mi>
        </mrow>
        <mo fence="true" stretchy="false">)</mo>
      </mrow>
      <mi mathvariant="italic">dx</mi>
    </mrow>
    <annotation encoding="StarMath 5.0">int from 0 to %pi/4 x^{2} sin(x) dx</annotation>
  </semantics>
</math>
</file>

<file path=Object 19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n>0</mn>
            <mrow>
              <mi mathvariant="normal">π</mi>
              <mo stretchy="false">/</mo>
              <mn>4</mn>
            </mrow>
          </munderover>
          <msup>
            <mi>x</mi>
            <mn>2</mn>
          </msup>
        </mrow>
      </mrow>
      <mi>sin</mi>
      <mrow>
        <mo fence="true" stretchy="false">(</mo>
        <mrow>
          <mi>x</mi>
        </mrow>
        <mo fence="true" stretchy="false">)</mo>
      </mrow>
      <mi mathvariant="italic">dx</mi>
      <mi>;</mi>
      <mspace width="2em"/>
      <mrow>
        <mi>u</mi>
        <mo stretchy="false">=</mo>
        <msup>
          <mi>x</mi>
          <mn>2</mn>
        </msup>
      </mrow>
      <mi>;</mi>
      <mspace width="2em"/>
      <mrow>
        <mi mathvariant="italic">du</mi>
        <mo stretchy="false">=</mo>
        <mn>2</mn>
      </mrow>
      <mi>x</mi>
      <mi mathvariant="italic">dx</mi>
      <mi>;</mi>
      <mspace width="2em"/>
      <mrow>
        <mi mathvariant="italic">dv</mi>
        <mo stretchy="false">=</mo>
        <mi>sin</mi>
      </mrow>
      <mrow>
        <mo fence="true" stretchy="false">(</mo>
        <mrow>
          <mi>x</mi>
        </mrow>
        <mo fence="true" stretchy="false">)</mo>
      </mrow>
      <mi mathvariant="italic">dx</mi>
      <mi>;</mi>
      <mspace width="2em"/>
      <mrow>
        <mi>v</mi>
        <mo stretchy="false">=</mo>
        <mrow>
          <mo stretchy="false">−</mo>
          <mi>cos</mi>
        </mrow>
      </mrow>
      <mrow>
        <mo fence="true" stretchy="false">(</mo>
        <mrow>
          <mi>x</mi>
        </mrow>
        <mo fence="true" stretchy="false">)</mo>
      </mrow>
    </mrow>
    <annotation encoding="StarMath 5.0">I=int from 0 to %pi/4 x^{2} sin(x) dx; ~u= x^{2}; ~du=2x dx; ~dv= sin(x)dx; ~v= -cos(x)</annotation>
  </semantics>
</math>
</file>

<file path=Object 2/content.xml><?xml version="1.0" encoding="utf-8"?>
<math xmlns="http://www.w3.org/1998/Math/MathML" display="block">
  <semantics>
    <mrow>
      <mi mathvariant="normal">ε</mi>
      <mrow>
        <mo fence="true" stretchy="false">(</mo>
        <mrow>
          <mi>t</mi>
        </mrow>
        <mo fence="true" stretchy="false">)</mo>
      </mrow>
    </mrow>
    <annotation encoding="StarMath 5.0">%varepsilon(t)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I</mi>
              <mo stretchy="false">=</mo>
              <mrow>
                <munderover>
                  <mo stretchy="false">∫</mo>
                  <mn>0</mn>
                  <mrow>
                    <mi mathvariant="normal">π</mi>
                    <mo stretchy="false">/</mo>
                    <mn>4</mn>
                  </mrow>
                </munderover>
                <mi>u</mi>
              </mrow>
            </mrow>
            <mrow>
              <mi mathvariant="italic">dv</mi>
              <mo stretchy="false">=</mo>
              <mrow>
                <mi mathvariant="italic">uv</mi>
                <mo stretchy="false">−</mo>
                <mrow>
                  <munderover>
                    <mo stretchy="false">∫</mo>
                    <mn>0</mn>
                    <mrow>
                      <mi mathvariant="normal">π</mi>
                      <mo stretchy="false">/</mo>
                      <mn>4</mn>
                    </mrow>
                  </munderover>
                  <mi>v</mi>
                </mrow>
              </mrow>
            </mrow>
            <mrow>
              <mi mathvariant="italic">du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underover>
                <mo stretchy="false">∫</mo>
                <mn>0</mn>
                <mrow>
                  <mi mathvariant="normal">π</mi>
                  <mo stretchy="false">/</mo>
                  <mn>4</mn>
                </mrow>
              </munderover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i mathvariant="italic">dx</mi>
            <mi>;</mi>
          </mrow>
        </mtd>
      </mtr>
      <mtr>
        <mtd>
          <mrow>
            <mrow>
              <mi>u</mi>
              <mo stretchy="false">=</mo>
              <mi>x</mi>
            </mrow>
            <mi>;</mi>
            <mspace width="2em"/>
            <mrow>
              <mi mathvariant="italic">du</mi>
              <mo stretchy="false">=</mo>
              <mi mathvariant="italic">dx</mi>
            </mrow>
            <mi>;</mi>
            <mspace width="2em"/>
            <mrow>
              <mi mathvariant="italic">dv</mi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dx</mi>
            <mi>;</mi>
            <mspace width="2em"/>
            <mrow>
              <mi>v</mi>
              <mo stretchy="false">=</mo>
              <mi>si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I=int from 0 to %pi/4 u dv=uv-int from 0 to %pi/4 v du=-x^{2}cos(x)+2int from 0 to %pi/4 x cos(x)dx; newline u=x; ~du=dx; ~dv=cos(x)dx; ~v=sin(x)</annotation>
  </semantics>
</math>
</file>

<file path=Object 21/content.xml><?xml version="1.0" encoding="utf-8"?>
<math xmlns="http://www.w3.org/1998/Math/MathML" display="block">
  <semantics>
    <mrow>
      <mrow>
        <mi>I</mi>
        <mo stretchy="false">=</mo>
        <mrow>
          <mo stretchy="false">−</mo>
          <msup>
            <mi>x</mi>
            <mn>2</mn>
          </msup>
        </mrow>
      </mrow>
      <mi>cos</mi>
      <mrow>
        <mrow>
          <mo fence="true" stretchy="false">(</mo>
          <mrow>
            <mi>x</mi>
          </mrow>
          <mo fence="true" stretchy="false">)</mo>
        </mrow>
        <mo stretchy="false">+</mo>
        <mn>2</mn>
      </mrow>
      <mrow>
        <mo fence="true" stretchy="false">[</mo>
        <mrow>
          <mrow>
            <mi>x</mi>
            <mi>si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underover>
                  <mo stretchy="false">∫</mo>
                  <mn>0</mn>
                  <mrow>
                    <mi mathvariant="normal">π</mi>
                    <mo stretchy="false">/</mo>
                    <mn>4</mn>
                  </mrow>
                </munderover>
                <mi>si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dx</mi>
          </mrow>
        </mrow>
        <mo fence="true" stretchy="false">]</mo>
      </mrow>
    </mrow>
    <annotation encoding="StarMath 5.0">I=-x^{2}cos(x)+2 [ x sin(x)-int from 0 to %pi/4 sin(x)dx     ]</annotation>
  </semantics>
</math>
</file>

<file path=Object 3/content.xml><?xml version="1.0" encoding="utf-8"?>
<math xmlns="http://www.w3.org/1998/Math/MathML" display="block">
  <semantics>
    <mfrac>
      <mi mathvariant="italic">di</mi>
      <mi mathvariant="italic">dt</mi>
    </mfrac>
    <annotation encoding="StarMath 5.0">{di} over {dt}</annotation>
  </semantics>
</math>
</file>

<file path=Object 4/content.xml><?xml version="1.0" encoding="utf-8"?>
<math xmlns="http://www.w3.org/1998/Math/MathML" display="block">
  <semantics>
    <mrow>
      <mi mathvariant="normal">ε</mi>
      <mrow>
        <mo fence="true" stretchy="false">(</mo>
        <mrow>
          <mi>t</mi>
        </mrow>
        <mo fence="true" stretchy="false">)</mo>
      </mrow>
    </mrow>
    <annotation encoding="StarMath 5.0">%varepsilon(t)</annotation>
  </semantics>
</math>
</file>

<file path=Object 5/content.xml><?xml version="1.0" encoding="utf-8"?>
<math xmlns="http://www.w3.org/1998/Math/MathML" display="block">
  <semantics>
    <mrow>
      <mi mathvariant="normal">ε</mi>
      <mrow>
        <mo fence="true" stretchy="false">(</mo>
        <mrow>
          <mi>t</mi>
        </mrow>
        <mo fence="true" stretchy="false">)</mo>
      </mrow>
    </mrow>
    <annotation encoding="StarMath 5.0">%varepsilon(t)</annotation>
  </semantics>
</math>
</file>

<file path=Object 6/content.xml><?xml version="1.0" encoding="utf-8"?>
<math xmlns="http://www.w3.org/1998/Math/MathML" display="block">
  <semantics>
    <mrow>
      <mi>L</mi>
      <mi>,</mi>
    </mrow>
    <annotation encoding="StarMath 5.0">L,</annotation>
  </semantics>
</math>
</file>

<file path=Object 7/content.xml><?xml version="1.0" encoding="utf-8"?>
<math xmlns="http://www.w3.org/1998/Math/MathML" display="block">
  <semantics>
    <mrow>
      <mi mathvariant="normal">ε</mi>
      <mrow>
        <mrow>
          <mo fence="true" stretchy="false">(</mo>
          <mrow>
            <mi>t</mi>
          </mrow>
          <mo fence="true" stretchy="false">)</mo>
        </mrow>
        <mo stretchy="false">=</mo>
        <mi>L</mi>
      </mrow>
      <mrow>
        <mfrac>
          <mi mathvariant="italic">di</mi>
          <mi mathvariant="italic">dt</mi>
        </mfrac>
        <mo stretchy="false">+</mo>
        <mi mathvariant="italic">Ri</mi>
      </mrow>
      <mi>,</mi>
    </mrow>
    <annotation encoding="StarMath 5.0">%varepsilon(t)=L{di} over {dt}+Ri,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